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201in" fo:margin-left="0in" table:align="left" fo:keep-with-next="always"/>
    </style:style>
    <style:style style:name="Table1.A" style:family="table-column">
      <style:table-column-properties style:column-width="0.2931in"/>
    </style:style>
    <style:style style:name="Table1.B" style:family="table-column">
      <style:table-column-properties style:column-width="4.3681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min-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2681in" table:align="margins"/>
    </style:style>
    <style:style style:name="Table4.A" style:family="table-column">
      <style:table-column-properties style:column-width="7.268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2681in" fo:margin-left="0in" fo:margin-right="0in" table:align="margins"/>
    </style:style>
    <style:style style:name="Table2.A" style:family="table-column">
      <style:table-column-properties style:column-width="0.4722in" style:rel-column-width="4257*"/>
    </style:style>
    <style:style style:name="Table2.B" style:family="table-column">
      <style:table-column-properties style:column-width="4.6153in" style:rel-column-width="41615*"/>
    </style:style>
    <style:style style:name="Table2.C" style:family="table-column">
      <style:table-column-properties style:column-width="0.6771in" style:rel-column-width="6105*"/>
    </style:style>
    <style:style style:name="Table2.D" style:family="table-column">
      <style:table-column-properties style:column-width="0.0722in" style:rel-column-width="651*"/>
    </style:style>
    <style:style style:name="Table2.E" style:family="table-column">
      <style:table-column-properties style:column-width="1.4313in" style:rel-column-width="12907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7.2681in" table:align="margins" style:may-break-between-rows="false"/>
    </style:style>
    <style:style style:name="Tablica7.A" style:family="table-column">
      <style:table-column-properties style:column-width="1.8299in" style:rel-column-width="16502*"/>
    </style:style>
    <style:style style:name="Tablica7.B" style:family="table-column">
      <style:table-column-properties style:column-width="5.4382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2681in" table:align="margins" style:may-break-between-rows="false"/>
    </style:style>
    <style:style style:name="Tablica1.A" style:family="table-column">
      <style:table-column-properties style:column-width="1.8299in" style:rel-column-width="16502*"/>
    </style:style>
    <style:style style:name="Tablica1.B" style:family="table-column">
      <style:table-column-properties style:column-width="5.4382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2681in" table:align="margins" style:may-break-between-rows="false"/>
    </style:style>
    <style:style style:name="Tablica4.A" style:family="table-column">
      <style:table-column-properties style:column-width="1.8146in" style:rel-column-width="16364*"/>
    </style:style>
    <style:style style:name="Tablica4.B" style:family="table-column">
      <style:table-column-properties style:column-width="0.016in" style:rel-column-width="143*"/>
    </style:style>
    <style:style style:name="Tablica4.C" style:family="table-column">
      <style:table-column-properties style:column-width="5.4375in" style:rel-column-width="49028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2681in" table:align="margins" style:may-break-between-rows="false"/>
    </style:style>
    <style:style style:name="Tablica2.A" style:family="table-column">
      <style:table-column-properties style:column-width="1.8299in" style:rel-column-width="16502*"/>
    </style:style>
    <style:style style:name="Tablica2.B" style:family="table-column">
      <style:table-column-properties style:column-width="5.4382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2681in" table:align="margins" style:may-break-between-rows="true"/>
    </style:style>
    <style:style style:name="Tablica9.A" style:family="table-column">
      <style:table-column-properties style:column-width="1.8299in" style:rel-column-width="16502*"/>
    </style:style>
    <style:style style:name="Tablica9.B" style:family="table-column">
      <style:table-column-properties style:column-width="5.4382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3" style:family="table">
      <style:table-properties style:width="5.3618in" table:align="margins" style:may-break-between-rows="true"/>
    </style:style>
    <style:style style:name="Table3.A" style:family="table-column">
      <style:table-column-properties style:column-width="5.3618in" style:rel-column-width="65535*"/>
    </style:style>
    <style:style style:name="Table3.1" style:family="table-row">
      <style:table-row-properties fo:keep-together="always"/>
    </style:style>
    <style:style style:name="Table5" style:family="table">
      <style:table-properties style:width="5.3618in" table:align="margins" style:may-break-between-rows="true"/>
    </style:style>
    <style:style style:name="Table5.A" style:family="table-column">
      <style:table-column-properties style:column-width="5.3618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Standard">
      <style:text-properties officeooo:paragraph-rsid="016e3c58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5428f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5428f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5428f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6f360d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6cacda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6e3c58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58f55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6cacda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5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bold" officeooo:rsid="0020f236" officeooo:paragraph-rsid="006ee217" style:font-name-asian="Microsoft YaHei" style:font-size-asian="7.84999990463257pt" style:font-weight-asian="bold" style:font-name-complex="Mangal" style:font-size-complex="9pt" style:font-weight-complex="bold"/>
    </style:style>
    <style:style style:name="P5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1766236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70b569" style:font-name-asian="Arial1" style:font-size-asian="9pt" style:font-weight-asian="normal" style:font-name-complex="Arial1" style:font-size-complex="9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6e3c58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81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2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style:font-name-asian="Microsoft YaHei" style:font-name-complex="Mangal"/>
    </style:style>
    <style:style style:name="T9" style:family="text">
      <style:text-properties fo:font-weight="normal" style:font-name-asian="Microsoft YaHei" style:font-weight-asian="normal" style:font-name-complex="Mang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fd8749" style:font-weight-asian="normal" style:font-weight-complex="normal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5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6" style:family="text">
      <style:text-properties style:font-name="Arial1" officeooo:rsid="00fd8749"/>
    </style:style>
    <style:style style:name="T17" style:family="text">
      <style:text-properties style:font-name="Arial1" officeooo:rsid="016bf504"/>
    </style:style>
    <style:style style:name="T18" style:family="text">
      <style:text-properties officeooo:rsid="00e4fbe7"/>
    </style:style>
    <style:style style:name="T19" style:family="text">
      <style:text-properties officeooo:rsid="010977aa"/>
    </style:style>
    <style:style style:name="T20" style:family="text">
      <style:text-properties officeooo:rsid="011d585f"/>
    </style:style>
    <style:style style:name="T21" style:family="text">
      <style:text-properties officeooo:rsid="011e641f"/>
    </style:style>
    <style:style style:name="T22" style:family="text">
      <style:text-properties officeooo:rsid="011c8eda"/>
    </style:style>
    <style:style style:name="T23" style:family="text">
      <style:text-properties style:font-name-asian="Arial1" style:font-name-complex="Arial1"/>
    </style:style>
    <style:style style:name="T24" style:family="text">
      <style:text-properties officeooo:rsid="011f568d"/>
    </style:style>
    <style:style style:name="T25" style:family="text">
      <style:text-properties officeooo:rsid="016c032c"/>
    </style:style>
    <style:style style:name="T26" style:family="text">
      <style:text-properties fo:font-size="6pt" style:font-size-asian="6pt" style:font-size-complex="6pt"/>
    </style:style>
    <style:style style:name="T27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8" style:family="text">
      <style:text-properties officeooo:rsid="00fd8749"/>
    </style:style>
    <style:style style:name="T29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1"><draw:line text:anchor-type="paragraph" draw:z-index="0" draw:name="Shape1" draw:style-name="gr1" draw:text-style-name="P82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42"><text:span text:style-name="T26"><text:text-input text:description="&lt;setLang(force_language  or force_language  or o.partner_id.lang or 'en_US') and ''&gt;">set locale</text:text-input></text:span><text:text-input text:description="&lt;o.partner_id.name or ''&gt;">Partner Name</text:text-input></text:p>
              <text:p text:style-name="P28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<text:s/><text:text-input text:description="&lt;o.partner_shipping_id.name or ''&gt;">contact_name</text:text-input><text:s/><text:span text:style-name="T25"><text:text-input text:description="&lt;o.partner_shipping_id.title_after or ''  &gt;">TitleAfter</text:text-input></text:span></text:p>
              <text:p text:style-name="P29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7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7"><text:text-input text:description="&lt;/if&gt;">end if</text:text-input></text:p>
              <text:p text:style-name="P21"><text:text-input text:description="&lt;o.partner_id.zip or ''&gt;">ZipCode</text:text-input><text:s/><text:text-input text:description="&lt;o.partner_id.city or ''&gt;">City</text:text-input></text:p>
              <text:p text:style-name="P52"><text:text-input text:description="&lt;o.partner_id.country_id.name or ''&gt;">Country</text:text-input></text:p>
              <text:p text:style-name="P30"/>
            </table:table-cell>
            <table:table-cell table:style-name="Table1.A1" office:value-type="string">
              <text:p text:style-name="P25"><text:span text:style-name="T27"><text:text-input text:description="&lt;if test=&quot;o.partner_id.is_company and o.partner_id.vat&quot;&gt;">if company and vat</text:text-input></text:span><text:span text:style-name="T28"><text:text-input text:description="&lt;_(&quot;VAT no.&quot;)&gt;">VAT no.</text:text-input></text:span><text:span text:style-name="T11">:</text:span><text:span text:style-name="T29"> </text:span><text:span text:style-name="T16"><text:text-input text:description="&lt;(o.partner_id.vat.replace('HR','') or '')&gt;">VAT</text:text-input></text:span><text:span text:style-name="T14"><text:text-input text:description="&lt;/if&gt;">end if</text:text-input></text:span></text:p>
              <text:p text:style-name="P26"><text:span text:style-name="T13"><text:text-input text:description="&lt;if test=&quot;not o.partner_id.is_company and o.partner_id.vat&quot;&gt;">if company and vat</text:text-input></text:span><text:span text:style-name="T17"><text:text-input text:description="&lt;_(&quot;PID&quot;)&gt;">PID</text:text-input></text:span><text:span text:style-name="T14">:</text:span><text:span text:style-name="T15"> </text:span><text:span text:style-name="T16"><text:text-input text:description="&lt;(o.partner_id.vat.replace('HR','') or '')&gt;">VAT</text:text-input></text:span><text:span text:style-name="T14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3"><text:text-input text:description="&lt;_(&quot;Date offer&quot;)&gt;">Date offer</text:text-input>: <text:span text:style-name="T9"><text:text-input text:description="&lt;formatLang(o.date_order or '',date=True)&gt;">date</text:text-input></text:span></text:p>
            <text:p text:style-name="P54"><text:span text:style-name="T4"><text:text-input text:description="&lt;_(&quot;Salesperson&quot;)&gt;">Salesperson</text:text-input></text:span><text:span text:style-name="T3">:</text:span><text:span text:style-name="T8"> </text:span><text:span text:style-name="T8"><text:text-input text:description="&lt;o.user_id.name or ''&gt;">user_id.name</text:text-input></text:span></text:p>
            <text:p text:style-name="P55"><text:span text:style-name="T4"><text:text-input text:description="&lt;_(&quot;Email&quot;)&gt;">Email</text:text-input></text:span><text:span text:style-name="T3">:</text:span><text:span text:style-name="T8"> </text:span><text:span text:style-name="T8"><text:text-input text:description="&lt;user.partner_id.email or ''&gt;">user.partner_id.email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50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51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5"><text:text-input text:description="&lt;_(&quot;Item&quot;)&gt;">Item</text:text-input></text:p>
          </table:table-cell>
          <table:table-cell table:style-name="Table2.B1" office:value-type="string">
            <text:p text:style-name="P66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65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67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65"/>
          </table:table-cell>
          <table:table-cell table:style-name="Table2.B2" office:value-type="string">
            <text:p text:style-name="P66"/>
          </table:table-cell>
          <table:table-cell table:style-name="Table2.B2" table:number-columns-spanned="2" office:value-type="string">
            <text:p text:style-name="P65"/>
          </table:table-cell>
          <table:covered-table-cell/>
          <table:table-cell table:style-name="Table2.E2" office:value-type="string">
            <text:p text:style-name="P73"><text:text-input text:description="&lt;objects.currency_id.name or ''&gt;">curr</text:text-input></text:p>
          </table:table-cell>
        </table:table-row>
        <table:table-row>
          <table:table-cell table:style-name="Table2.A3" table:number-columns-spanned="5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1) or ''&gt;">qty</text:text-input><text:s/>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8"><text:text-input text:description="&lt;formatLang(line.amount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0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6"><text:span text:style-name="T19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8"><text:text-input text:description="&lt;formatLang(o.list_amount, digits=2) or ''&gt;">total</text:text-input><text:s/>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6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79"><text:span text:style-name="T21"><text:text-input text:description="&lt;formatLang(o.list_amount - o.amount_untaxed, digits=2) or ''&gt;">discount</text:text-input></text:span><text:s/>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0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7"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9"><text:span text:style-name="T20"><text:text-input text:description="&lt;formatLang(o.amount_untaxed, digits=2) or ''&gt;">total w/o VAT</text:text-input></text:span><text:s/>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1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7"><text:span text:style-name="T23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9"><text:text-input text:description="&lt;formatLang(o.amount_tax, digits=2) or ''&gt;">tax</text:text-input><text:s/>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7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9"><text:span text:style-name="T24"><text:text-input text:description="&lt;formatLang(o.amount_total, digits=2) or ''&gt;">total with VAT</text:text-input></text:span><text:s/>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1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5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7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48"><text:span text:style-name="T18">1 </text:span><text:span text:style-name="T18"><text:text-input text:description="&lt;o.currency_id.name or ''&gt;">Document currency</text:text-input></text:span><text:span text:style-name="T18"><text:s/>= </text:span><text:span text:style-name="T18"><text:text-input text:description="&lt;formatLang(o.lcy_rate, digits=6) or ''&gt;">lcy_rate</text:text-input></text:span><text:span text:style-name="T18"><text:s/></text:span><text:span text:style-name="T18"><text:text-input text:description="&lt;company.currency_id.name or ''&gt;">Company currency</text:text-input></text:span><text:span text:style-name="T18"><text:s/></text:span><text:span text:style-name="T18"><text:text-input text:description="&lt; _('on date ')&gt;">on date</text:text-input></text:span><text:span text:style-name="T18"><text:s/>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4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4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6"><text:text-input text:description="&lt;if test=&quot;not get_data('show_vat')&quot;&gt;">if_not_show_VAT</text:text-input></text:p>
            <text:p text:style-name="P49"><text:text-input text:description="&lt; _('VAT is not included in price')&gt;">VAT_isnt_included</text:text-input></text:p>
            <text:p text:style-name="P36"><text:text-input text:description="&lt;/if&gt;">end_if</text:text-input></text:p>
            <text:p text:style-name="P36"><text:text-input text:description="&lt;for each=&quot;warranty  in o.warranty_period_ids&quot;&gt;">For line</text:text-input></text:p>
            <text:p text:style-name="P45"><text:text-input text:description="&lt;warranty.description or ''&gt;">price_description</text:text-input></text:p>
            <text:p text:style-name="P36"><text:text-input text:description="&lt;/for&gt;">End For line</text:text-input></text:p>
            <text:p text:style-name="P38"><text:text-input text:description="&lt;for each=&quot;warranty  in o.warranty_period_data_sale_ids&quot;&gt;">For line</text:text-input></text:p>
            <text:p text:style-name="P46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9"><text:text-input text:description="&lt;if test=&quot;o.delivery_time_data_new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6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56"><text:text-input text:description="&lt;o.delivery_time_data_new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if test=&quot;o.place_of_delivery_data_new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7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60"><text:text-input text:description="&lt;o.place_of_delivery_data_new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column table:style-name="Tablica4.C"/>
        <text:soft-page-break/>
        <table:table-row table:style-name="Tablica4.1">
          <table:table-cell table:style-name="Tablica4.A1" table:number-columns-spanned="3" office:value-type="string">
            <text:p text:style-name="P71"><text:text-input text:description="&lt;if test=&quot;o.date_offer_validity&quot;&gt;">if offer_validity_date</text:text-input></text:p>
          </table:table-cell>
          <table:covered-table-cell/>
          <table:covered-table-cell/>
        </table:table-row>
        <table:table-row table:style-name="Tablica4.1">
          <table:table-cell table:style-name="Tablica4.A1" office:value-type="string">
            <text:p text:style-name="P59"><text:span text:style-name="T7"><text:text-input text:description="&lt;_(&quot;Validity of offer&quot;)&gt;">Offer validity date</text:text-input></text:span><text:span text:style-name="T5">:</text:span></text:p>
          </table:table-cell>
          <table:table-cell table:style-name="Tablica4.A1" table:number-columns-spanned="2" office:value-type="string">
            <text:p text:style-name="P62"><text:text-input text:description="&lt;formatLang(o.date_offer_validity or '',date=True)&gt;">date_offer_validity</text:text-input></text:p>
          </table:table-cell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68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72"><text:text-input text:description="&lt;if test=&quot;o.payment_data_new&quot;&gt;">if payment_term.name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64"><text:text-input text:description="&lt;_(&quot;Payment&quot;)&gt;">Payment</text:text-input>:</text:p>
          </table:table-cell>
          <table:covered-table-cell/>
          <table:table-cell table:style-name="Tablica4.A1" office:value-type="string">
            <text:p text:style-name="P63"><text:text-input text:description="&lt;o.payment_data_new or ''&gt;">payment_term</text:text-input></text:p>
          </table:table-cell>
        </table:table-row>
        <table:table-row>
          <table:table-cell table:style-name="Tablica4.A1" table:number-columns-spanned="3" office:value-type="string">
            <text:p text:style-name="P72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1"><text:text-input text:description="&lt;if test=&quot;o.parity_data&quot;&gt;">if parity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13"><text:text-input text:description="&lt;_(&quot;Parity&quot;)&gt;">Parity</text:text-input>:</text:p>
          </table:table-cell>
          <table:covered-table-cell/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3" office:value-type="string">
            <text:p text:style-name="P1"><text:text-input text:description="&lt;/if&gt;">end if</text:text-input></text:p>
          </table:table-cell>
          <table:covered-table-cell/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0"><text:text-input text:description="&lt;o.partner_bank_id.bank.name or ''&gt;">bank_name</text:text-input></text:span><text:span text:style-name="T10">, </text:span><text:span text:style-name="T10"><text:text-input text:description="&lt;o.partner_bank_id.bank.street or ''&gt;">bank_street</text:text-input></text:span><text:span text:style-name="T10">, </text:span><text:span text:style-name="T10"><text:text-input text:description="&lt;o.partner_bank_id.bank.zip or ''&gt;">bank_zip</text:text-input></text:span><text:span text:style-name="T10"><text:s/></text:span><text:span text:style-name="T10"><text:text-input text:description="&lt;o.partner_bank_id.bank.city or ''&gt;">bank_city</text:text-input></text:span></text:p>
            <text:p text:style-name="P14"><text:span text:style-name="T10"><text:text-input text:description="&lt;_(&quot;SWIFT&quot;)&gt;">_SWIFT</text:text-input></text:span><text:span text:style-name="T10">:</text:span> <text:span text:style-name="T10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3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3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7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4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7"><text:text-input text:description="&lt;/for&gt;">End For line</text:text-input></text:p>
                </table:table-cell>
              </table:table-row>
            </table:table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39"><text:text-input text:description="&lt;for each=&quot;cert in o.certificate_data_sale_ids&quot;&gt;">For line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75"><text:text-input text:description="&lt;cert.description or ''&gt;">certificate_description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39"><text:text-input text:description="&lt;/for&gt;">End For line</text:text-input></text:p>
                </table:table-cell>
              </table:table-row>
            </table:table>
            <text:p text:style-name="P20"/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0"><text:text-input text:description="&lt;if test=&quot;o.technical_conditions_data_new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8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61"><text:text-input text:description="&lt;o.technical_conditions_data_new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12-01T15:23:10.316792041</dc:date>
    <meta:editing-duration>P2DT11H30M13S</meta:editing-duration>
    <meta:editing-cycles>351</meta:editing-cycles>
    <meta:generator>LibreOffice/6.1.3.2$Linux_X86_64 LibreOffice_project/10$Build-2</meta:generator>
    <meta:document-statistic meta:table-count="10" meta:image-count="0" meta:object-count="0" meta:page-count="2" meta:paragraph-count="102" meta:word-count="515" meta:character-count="1760" meta:non-whitespace-character-count="1648"/>
  </office:meta>
</office:document-meta>
</file>